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1600000057FA1D189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文泉驿微米黑" svg:font-family="文泉驿微米黑" style:font-adornments="标准"/>
    <style:font-face style:name="Calibri" svg:font-family="Calibri" style:font-family-generic="swiss"/>
    <style:font-face style:name="宋体" svg:font-family="宋体" style:font-adornments="标准" style:font-pitch="variable"/>
    <style:font-face style:name="DejaVu Serif" svg:font-family="'DejaVu Serif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2" style:family="table" style:master-page-name="">
      <style:table-properties style:width="17.595cm" fo:margin-left="0cm" fo:margin-right="-0.005cm" style:page-number="0" fo:break-before="auto" fo:break-after="auto" table:align="margins" fo:background-color="transparent" fo:keep-with-next="auto" style:may-break-between-rows="false" style:writing-mode="page" table:border-model="separating">
        <style:background-image/>
      </style:table-properties>
    </style:style>
    <style:style style:name="表格2.A" style:family="table-column">
      <style:table-column-properties style:column-width="2.297cm" style:rel-column-width="8554*"/>
    </style:style>
    <style:style style:name="表格2.B" style:family="table-column">
      <style:table-column-properties style:column-width="3.413cm" style:rel-column-width="12712*"/>
    </style:style>
    <style:style style:name="表格2.C" style:family="table-column">
      <style:table-column-properties style:column-width="5.958cm" style:rel-column-width="22193*"/>
    </style:style>
    <style:style style:name="表格2.D" style:family="table-column">
      <style:table-column-properties style:column-width="2.514cm" style:rel-column-width="9362*"/>
    </style:style>
    <style:style style:name="表格2.E" style:family="table-column">
      <style:table-column-properties style:column-width="3.413cm" style:rel-column-width="12714*"/>
    </style:style>
    <style:style style:name="表格2.1" style:family="table-row">
      <style:table-row-properties style:min-row-height="0.439cm" style:keep-together="false" fo:keep-together="always"/>
    </style:style>
    <style:style style:name="表格2.A1" style:family="table-cell">
      <style:table-cell-properties fo:background-color="transparent" fo:padding="0cm" fo:border="none">
        <style:background-image/>
      </style:table-cell-properties>
    </style:style>
    <style:style style:name="表格2.C1" style:family="table-cell">
      <style:table-cell-properties fo:background-color="transparent" fo:padding="0.097cm" fo:border="none">
        <style:background-image/>
      </style:table-cell-properties>
    </style:style>
    <style:style style:name="表格2.2" style:family="table-row">
      <style:table-row-properties style:min-row-height="0.439cm" fo:background-color="transparent" style:keep-together="false" fo:keep-together="always">
        <style:background-image/>
      </style:table-row-properties>
    </style:style>
    <style:style style:name="表格2.A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表格1" style:family="table">
      <style:table-properties style:width="17.593cm" fo:margin-left="0cm" fo:margin-right="-0.004cm" table:align="margins" style:may-break-between-rows="false" table:border-model="separating"/>
    </style:style>
    <style:style style:name="表格1.A" style:family="table-column">
      <style:table-column-properties style:column-width="9.155cm" style:rel-column-width="34101*"/>
    </style:style>
    <style:style style:name="表格1.B" style:family="table-column">
      <style:table-column-properties style:column-width="8.438cm" style:rel-column-width="31434*"/>
    </style:style>
    <style:style style:name="表格1.1" style:family="table-row">
      <style:table-row-properties style:min-row-height="0.582cm"/>
    </style:style>
    <style:style style:name="表格1.A1" style:family="table-cell">
      <style:table-cell-properties style:vertical-align="" fo:background-color="transparent" fo:padding="0cm" fo:border="none">
        <style:background-image/>
      </style:table-cell-properties>
    </style:style>
    <style:style style:name="line" style:family="table">
      <style:table-properties style:width="17.554cm" fo:margin-left="0.037cm" fo:margin-right="-0.002cm" fo:break-before="auto" fo:break-after="auto" table:align="margins" style:shadow="none"/>
    </style:style>
    <style:style style:name="line.A" style:family="table-column">
      <style:table-column-properties style:column-width="2.48cm" style:rel-column-width="1406*"/>
    </style:style>
    <style:style style:name="line.B" style:family="table-column">
      <style:table-column-properties style:column-width="7.28cm" style:rel-column-width="4127*"/>
    </style:style>
    <style:style style:name="line.C" style:family="table-column">
      <style:table-column-properties style:column-width="2.223cm" style:rel-column-width="1260*"/>
    </style:style>
    <style:style style:name="line.D" style:family="table-column">
      <style:table-column-properties style:column-width="0.954cm" style:rel-column-width="541*"/>
    </style:style>
    <style:style style:name="line.E" style:family="table-column">
      <style:table-column-properties style:column-width="4.618cm" style:rel-column-width="2618*"/>
    </style:style>
    <style:style style:name="line.1" style:family="table-row">
      <style:table-row-properties style:min-row-height="0.661cm" style:keep-together="false" fo:keep-together="always"/>
    </style:style>
    <style:style style:name="line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ne.E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line.2" style:family="table-row">
      <style:table-row-properties style:keep-together="false" fo:keep-together="always"/>
    </style:style>
    <style:style style:name="line.A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line.3" style:family="table-row">
      <style:table-row-properties style:min-row-height="0.677cm" style:keep-together="false" fo:keep-together="always"/>
    </style:style>
    <style:style style:name="line.C3" style:family="table-cell" style:data-style-name="N4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ne.E3" style:family="table-cell" style:data-style-name="N4">
      <style:table-cell-properties style:vertical-align="middle" fo:background-color="transparent" fo:padding="0.097cm" fo:border="0.002cm solid #000000">
        <style:background-image/>
      </style:table-cell-properties>
    </style:style>
    <style:style style:name="line.A5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ne.D7" style:family="table-cell" style:data-style-name="N4">
      <style:table-cell-properties style:vertical-align="middle" fo:background-color="transparent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文泉驿微米黑" fo:font-size="16pt" style:font-name-asian="文泉驿微米黑" style:font-size-asian="16pt" style:font-name-complex="文泉驿微米黑" style:font-size-complex="16pt"/>
    </style:style>
    <style:style style:name="P4" style:family="paragraph" style:parent-style-name="Standard">
      <style:text-properties style:font-name="Calibri1" style:font-name-asian="Calibri1"/>
    </style:style>
    <style:style style:name="P5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fo:font-size="7.5pt" style:font-size-asian="7.5pt" style:font-size-complex="7.5pt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end" style:justify-single-word="false"/>
      <style:text-properties style:language-asian="zh" style:country-asian="CN"/>
    </style:style>
    <style:style style:name="P11" style:family="paragraph" style:parent-style-name="Table_20_Contents">
      <style:paragraph-properties fo:text-align="center" style:justify-single-word="false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Calibri1" fo:font-size="9pt" style:font-name-asian="Calibri1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Calibri1" fo:font-size="8.5pt" style:font-size-asian="8.5pt" style:font-size-complex="8.5pt"/>
    </style:style>
    <style:style style:name="P14" style:family="paragraph" style:parent-style-name="Table_20_Contents">
      <style:paragraph-properties fo:text-align="start" style:justify-single-word="false"/>
      <style:text-properties style:font-name="Calibri1" fo:font-size="8.5pt" style:font-name-asian="Calibri" style:font-size-asian="8.5pt" style:font-name-complex="Calibri" style:font-size-complex="8.5pt"/>
    </style:style>
    <style:style style:name="P15" style:family="paragraph" style:parent-style-name="Text_20_body">
      <style:paragraph-properties fo:margin-top="0cm" fo:margin-bottom="0cm" fo:background-color="transparent" style:shadow="none" style:join-border="false">
        <style:tab-stops/>
        <style:background-image/>
      </style:paragraph-properties>
    </style:style>
    <style:style style:name="P16" style:family="paragraph" style:parent-style-name="Text_20_body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</style:style>
    <style:style style:name="P17" style:family="paragraph" style:parent-style-name="Table_20_Contents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</style:style>
    <style:style style:name="P18" style:family="paragraph" style:parent-style-name="Footer">
      <style:text-properties fo:font-size="7.5pt" style:font-size-asian="7.5pt" style:font-size-complex="7.5pt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end" style:justify-single-word="false"/>
      <style:text-properties style:language-asian="zh" style:country-asian="CN"/>
    </style:style>
    <style:style style:name="P21" style:family="paragraph">
      <style:paragraph-properties fo:text-align="center"/>
    </style:style>
    <style:style style:name="T1" style:family="text">
      <style:text-properties fo:font-size="15pt" style:font-size-asian="15pt" style:language-asian="zh" style:country-asian="CN" style:font-size-complex="15pt"/>
    </style:style>
    <style:style style:name="T2" style:family="text">
      <style:text-properties fo:font-size="9pt" style:text-underline-style="solid" style:text-underline-width="auto" style:text-underline-color="font-color" fo:font-weight="bold" style:font-size-asian="9pt" style:language-asian="zh" style:country-asian="CN" style:font-weight-asian="bold" style:font-size-complex="9pt" style:font-weight-complex="bold"/>
    </style:style>
    <style:style style:name="T3" style:family="text">
      <style:text-properties fo:font-size="9pt" style:text-underline-style="solid" style:text-underline-width="auto" style:text-underline-color="font-color" fo:font-weight="normal" style:font-size-asian="9pt" style:language-asian="zh" style:country-asian="CN" style:font-weight-asian="normal" style:font-size-complex="9pt" style:font-weight-complex="normal"/>
    </style:style>
    <style:style style:name="T4" style:family="text">
      <style:text-properties fo:font-size="9pt" fo:font-weight="normal" style:font-size-asian="9pt" style:language-asian="zh" style:country-asian="CN" style:font-weight-asian="normal" style:font-size-complex="9pt" style:font-weight-complex="normal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T7" style:family="text">
      <style:text-properties fo:font-size="9pt" style:font-size-asian="9pt" style:language-asian="zh" style:country-asian="CN" style:font-size-complex="9pt"/>
    </style:style>
    <style:style style:name="T8" style:family="text">
      <style:text-properties style:font-name="Calibri1" fo:font-size="9pt" style:text-underline-style="none" fo:font-weight="bold" style:font-size-asian="9pt" style:language-asian="zh" style:country-asian="CN" style:font-weight-asian="bold" style:font-size-complex="9pt" style:font-weight-complex="bold"/>
    </style:style>
    <style:style style:name="T9" style:family="text">
      <style:text-properties style:font-name="Calibri1" fo:font-size="9pt" style:text-underline-style="none" fo:font-weight="normal" style:font-size-asian="9pt" style:language-asian="zh" style:country-asian="CN" style:font-weight-asian="normal" style:font-size-complex="9pt" style:font-weight-complex="normal"/>
    </style:style>
    <style:style style:name="T10" style:family="text">
      <style:text-properties style:font-name="Calibri1" fo:font-size="9pt" style:text-underline-style="none" style:font-name-asian="Calibri1" style:font-size-asian="9pt" style:language-asian="zh" style:country-asian="CN" style:font-size-complex="9pt"/>
    </style:style>
    <style:style style:name="T11" style:family="text">
      <style:text-properties style:font-name="Calibri1" fo:font-size="9pt" fo:font-weight="normal" style:font-size-asian="9pt" style:language-asian="zh" style:country-asian="CN" style:font-weight-asian="normal" style:font-size-complex="9pt" style:font-weight-complex="normal"/>
    </style:style>
    <style:style style:name="T12" style:family="text">
      <style:text-properties style:font-name="Calibri1" fo:font-size="9pt" fo:font-weight="bold" style:font-size-asian="9pt" style:language-asian="zh" style:country-asian="CN" style:font-weight-asian="bold" style:font-size-complex="9pt" style:font-weight-complex="bold"/>
    </style:style>
    <style:style style:name="T13" style:family="text">
      <style:text-properties style:font-name="Calibri1" fo:font-size="9pt" style:text-underline-style="solid" style:text-underline-width="auto" style:text-underline-color="font-color" fo:font-weight="normal" style:font-name-asian="Calibri1" style:font-size-asian="9pt" style:language-asian="zh" style:country-asian="CN" style:font-weight-asian="normal" style:font-size-complex="9pt" style:font-weight-complex="normal"/>
    </style:style>
    <style:style style:name="T14" style:family="text">
      <style:text-properties style:font-name="Calibri1" fo:font-size="9pt" style:text-underline-style="solid" style:text-underline-width="auto" style:text-underline-color="font-color" fo:font-weight="bold" style:font-name-asian="Calibri1" style:font-size-asian="9pt" style:language-asian="zh" style:country-asian="CN" style:font-weight-asian="bold" style:font-size-complex="9pt" style:font-weight-complex="bold"/>
    </style:style>
    <style:style style:name="T15" style:family="text">
      <style:text-properties style:font-name="Calibri1" fo:font-size="9pt" style:font-name-asian="Calibri1" style:font-size-asian="9pt" style:language-asian="zh" style:country-asian="CN" style:font-size-complex="9pt"/>
    </style:style>
    <style:style style:name="T16" style:family="text">
      <style:text-properties style:font-name="Calibri1" fo:font-size="8.5pt" fo:font-weight="normal" style:font-size-asian="8.5pt" style:language-asian="zh" style:country-asian="CN" style:font-weight-asian="normal" style:font-size-complex="8.5pt" style:font-weight-complex="normal"/>
    </style:style>
    <style:style style:name="T17" style:family="text">
      <style:text-properties style:font-name="Calibri1" fo:font-size="12pt" style:font-name-asian="Calibri1" style:font-size-asian="12pt" style:font-size-complex="12pt"/>
    </style:style>
    <style:style style:name="T18" style:family="text">
      <style:text-properties style:font-name="Calibri1" fo:font-size="14pt" style:font-name-asian="Calibri1" style:font-size-asian="14pt" style:font-size-complex="14pt"/>
    </style:style>
    <style:style style:name="T19" style:family="text">
      <style:text-properties style:font-name="Calibri1" fo:font-size="10.5pt" style:text-underline-style="none" fo:font-weight="bold" style:font-name-asian="Calibri1" style:font-size-asian="10.5pt" style:language-asian="zh" style:country-asian="CN" style:font-weight-asian="bold" style:font-size-complex="10.5pt" style:font-weight-complex="bold"/>
    </style:style>
    <style:style style:name="T20" style:family="text">
      <style:text-properties style:font-name="Calibri1" fo:font-size="10.5pt" style:font-name-asian="Calibri1" style:font-size-asian="10.5pt" style:font-size-complex="10.5pt"/>
    </style:style>
    <style:style style:name="T21" style:family="text">
      <style:text-properties style:font-name="Calibri1" fo:font-size="10.5pt" fo:font-style="italic" fo:font-weight="normal" style:font-name-asian="Calibri1" style:font-size-asian="10.5pt" style:language-asian="zh" style:country-asian="CN" style:font-style-asian="italic" style:font-weight-asian="normal" style:font-size-complex="10.5pt" style:font-style-complex="italic" style:font-weight-complex="normal"/>
    </style:style>
    <style:style style:name="T22" style:family="text">
      <style:text-properties style:font-name="Calibri1" fo:font-size="10.5pt" fo:font-style="italic" style:font-name-asian="Calibri1" style:font-size-asian="10.5pt" style:language-asian="zh" style:country-asian="CN" style:font-style-asian="italic" style:font-size-complex="10.5pt" style:font-style-complex="italic"/>
    </style:style>
    <style:style style:name="T23" style:family="text">
      <style:text-properties style:font-name="Calibri1" fo:font-size="10.5pt" fo:font-weight="normal" style:font-name-asian="Calibri1" style:font-size-asian="10.5pt" style:language-asian="zh" style:country-asian="CN" style:font-weight-asian="normal" style:font-size-complex="10.5pt" style:font-weight-complex="normal"/>
    </style:style>
    <style:style style:name="T24" style:family="text">
      <style:text-properties style:font-name="Calibri1" fo:font-size="10.5pt" fo:font-style="normal" fo:font-weight="normal" style:font-name-asian="Calibri1" style:font-size-asian="10.5pt" style:language-asian="zh" style:country-asian="CN" style:font-style-asian="normal" style:font-weight-asian="normal" style:font-size-complex="10.5pt" style:font-style-complex="normal" style:font-weight-complex="normal"/>
    </style:style>
    <style:style style:name="T25" style:family="text">
      <style:text-properties fo:font-weight="normal" style:language-asian="zh" style:country-asian="CN" style:font-weight-asian="normal" style:font-weight-complex="normal"/>
    </style:style>
    <style:style style:name="T26" style:family="text">
      <style:text-properties style:font-name="Calibri" fo:font-size="9pt" fo:font-weight="normal" style:font-name-asian="Calibri" style:font-size-asian="9pt" style:language-asian="zh" style:country-asian="CN" style:font-weight-asian="normal" style:font-name-complex="Calibri" style:font-size-complex="9pt" style:font-weight-complex="normal"/>
    </style:style>
    <style:style style:name="T27" style:family="text">
      <style:text-properties style:font-name="Calibri" fo:font-size="9pt" style:font-name-asian="Calibri" style:font-size-asian="9pt" style:font-name-complex="Calibri" style:font-size-complex="9pt"/>
    </style:style>
    <style:style style:name="T28" style:family="text">
      <style:text-properties style:font-name="Calibri" fo:font-size="10pt" fo:font-weight="bold" style:font-name-asian="Calibri" style:font-size-asian="10pt" style:language-asian="zh" style:country-asian="CN" style:font-weight-asian="bold" style:font-name-complex="Calibri" style:font-size-complex="10pt" style:font-weight-complex="bold"/>
    </style:style>
    <style:style style:name="T29" style:family="text">
      <style:text-properties style:font-name="Calibri" fo:font-size="10pt" style:font-name-asian="Calibri" style:font-size-asian="10pt" style:language-asian="zh" style:country-asian="CN" style:font-name-complex="Calibri" style:font-size-complex="10pt"/>
    </style:style>
    <style:style style:name="T30" style:family="text">
      <style:text-properties style:font-name="Calibri" fo:font-size="8.5pt" style:font-name-asian="Calibri" style:font-size-asian="8.5pt" style:language-asian="zh" style:country-asian="CN" style:font-name-complex="Calibri" style:font-size-complex="8.5pt"/>
    </style:style>
    <style:style style:name="T31" style:family="text">
      <style:text-properties style:font-name="Calibri" fo:font-size="8.5pt" fo:font-weight="bold" style:font-name-asian="Calibri" style:font-size-asian="8.5pt" style:language-asian="zh" style:country-asian="CN" style:font-weight-asian="bold" style:font-name-complex="Calibri" style:font-size-complex="8.5pt" style:font-weight-complex="bold"/>
    </style:style>
    <style:style style:name="T32" style:family="text">
      <style:text-properties fo:font-size="5pt" fo:font-weight="normal" style:font-size-asian="4.34999990463257pt" style:language-asian="zh" style:country-asian="CN" style:font-weight-asian="normal" style:font-size-complex="5pt" style:font-weight-complex="normal"/>
    </style:style>
    <style:style style:name="T33" style:family="text">
      <style:text-properties fo:font-size="10.5pt" style:text-underline-style="solid" style:text-underline-width="auto" style:text-underline-color="font-color" style:font-size-asian="10.5pt" style:language-asian="zh" style:country-asian="CN" style:font-size-complex="10.5pt"/>
    </style:style>
    <style:style style:name="T34" style:family="text">
      <style:text-properties fo:font-size="12pt" style:font-size-asian="12pt" style:language-asian="zh" style:country-asian="CN" style:font-size-complex="12pt"/>
    </style:style>
    <style:style style:name="fr1" style:family="graphic" style:parent-style-name="Graphics">
      <style:graphic-properties style:protect="conten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00ff" draw:fill="solid" draw:fill-color="#ffffff" draw:textarea-horizontal-align="justify" draw:textarea-vertical-align="middle" draw:auto-grow-height="false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with_20_Fine_20_Dots" svg:stroke-width="0.101cm" svg:stroke-color="#00008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_20__28_var_29_" svg:stroke-width="0.049cm" draw:marker-start-width="0.42cm" draw:marker-end-width="0.4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0000ff" draw:marker-start-width="0.651cm" draw:marker-end-width="0.651cm" draw:fill="solid" draw:fill-color="#ffffff" draw:textarea-horizontal-align="justify" draw:textarea-vertical-align="middle" draw:auto-grow-height="false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4">
      <number:number number:decimal-places="2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33"><text:placeholder text:placeholder-type="text">&lt;for each="o in objects"&gt;</text:placeholder></text:span></text:span>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row table:style-name="表格2.1">
          <table:table-cell table:style-name="表格2.A1" office:value-type="string">
            <text:p text:style-name="P3"><text:span text:style-name="Strong_20_Emphasis"><text:span text:style-name="T10">P. O. No.:</text:span></text:span></text:p>
          </table:table-cell>
          <table:table-cell table:style-name="表格2.A1" office:value-type="string">
            <text:p text:style-name="P3"><text:span text:style-name="Strong_20_Emphasis"><text:span text:style-name="T13"><text:placeholder text:placeholder-type="text">&lt;o.name or ''&gt;</text:placeholder></text:span></text:span></text:p>
          </table:table-cell>
          <table:table-cell table:style-name="表格2.C1" table:number-rows-spanned="3" office:value-type="string">
            <text:p text:style-name="P11"><text:span text:style-name="T17"><text:s/></text:span><text:span text:style-name="T18"><text:s text:c="2"/></text:span><text:span text:style-name="Strong_20_Emphasis"><text:span text:style-name="T19"><text:placeholder text:placeholder-type="text">&lt;invoice_title&gt;</text:placeholder></text:span></text:span><text:span text:style-name="T20"> <text:s text:c="2"/></text:span></text:p>
          </table:table-cell>
          <table:table-cell table:style-name="表格2.A1" office:value-type="string">
            <text:p text:style-name="P1"><text:span text:style-name="Strong_20_Emphasis"><text:span text:style-name="T15">Invoice No.:</text:span></text:span></text:p>
          </table:table-cell>
          <table:table-cell table:style-name="表格2.A1" office:value-type="string">
            <text:p text:style-name="P1"><text:span text:style-name="Strong_20_Emphasis"><text:span text:style-name="T14"><text:placeholder text:placeholder-type="text">&lt;o.number or ''&gt;</text:placeholder></text:span></text:span></text:p>
          </table:table-cell>
        </table:table-row>
        <table:table-row table:style-name="表格2.2">
          <table:table-cell table:style-name="表格2.A2" office:value-type="string">
            <text:p text:style-name="Standard"><text:span text:style-name="Strong_20_Emphasis"><text:span text:style-name="T15">Sales Rep.:</text:span></text:span></text:p>
          </table:table-cell>
          <table:table-cell table:style-name="表格2.A1" office:value-type="string">
            <text:p text:style-name="P2"><text:span text:style-name="Strong_20_Emphasis"><text:span text:style-name="T13"><text:placeholder text:placeholder-type="text">&lt;o.user_id.name or ''&gt;</text:placeholder></text:span></text:span></text:p>
          </table:table-cell>
          <table:covered-table-cell/>
          <table:table-cell table:style-name="表格2.A1" office:value-type="string">
            <text:p text:style-name="P1"><text:span text:style-name="Strong_20_Emphasis"><text:span text:style-name="T15">Invoice Date:</text:span></text:span></text:p>
          </table:table-cell>
          <table:table-cell table:style-name="表格2.A1" office:value-type="string">
            <text:p text:style-name="P1"><text:span text:style-name="Strong_20_Emphasis"><text:span text:style-name="T13"><text:placeholder text:placeholder-type="text">&lt;o.date_invoice or ''&gt;</text:placeholder></text:span></text:span></text:p>
          </table:table-cell>
        </table:table-row>
        <table:table-row table:style-name="表格2.2">
          <table:table-cell table:style-name="表格2.A2" office:value-type="string">
            <text:p text:style-name="P4"/>
          </table:table-cell>
          <table:table-cell table:style-name="表格2.A1" office:value-type="string">
            <text:p text:style-name="P12"/>
          </table:table-cell>
          <table:covered-table-cell/>
          <table:table-cell table:style-name="表格2.A1" office:value-type="string">
            <text:p text:style-name="P1"><text:span text:style-name="Strong_20_Emphasis"><text:span text:style-name="T15">Terms:</text:span></text:span></text:p>
          </table:table-cell>
          <table:table-cell table:style-name="表格2.A1" office:value-type="string">
            <text:p text:style-name="P1"><text:span text:style-name="Strong_20_Emphasis"><text:span text:style-name="T13"><text:placeholder text:placeholder-type="text">&lt;o.payment_term.name or ''&gt;</text:placeholder></text:span></text:span></text:p>
          </table:table-cell>
        </table:table-row>
      </table:table>
      <text:p text:style-name="Standard"><draw:custom-shape text:anchor-type="paragraph" draw:z-index="9" draw:style-name="gr4" svg:width="8.471cm" svg:height="2.176cm" svg:x="9.088cm" svg:y="0.4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style-name="gr1" svg:width="8.471cm" svg:height="2.17cm" svg:x="0.12cm" svg:y="0.4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Table_20_Heading"><text:span text:style-name="Strong_20_Emphasis"><text:span text:style-name="T22"><text:s text:c="4"/>Sold To</text:span></text:span></text:p>
            <text:p text:style-name="Table_20_Contents"><text:span text:style-name="Strong_20_Emphasis"><text:span text:style-name="T21"><text:s text:c="3"/></text:span></text:span><text:span text:style-name="Strong_20_Emphasis"><text:span text:style-name="T24"><text:placeholder text:placeholder-type="text">&lt;o.partner_id.name or ''&gt;</text:placeholder></text:span></text:span></text:p>
            <text:p text:style-name="Table_20_Contents"><text:span text:style-name="Strong_20_Emphasis"><text:span text:style-name="T21"><text:s text:c="3"/></text:span></text:span><text:span text:style-name="Strong_20_Emphasis"><text:span text:style-name="T24"><text:placeholder text:placeholder-type="text">&lt;(o.address_invoice_id.city  or '')&gt;</text:placeholder></text:span></text:span><text:span text:style-name="Strong_20_Emphasis"><text:span text:style-name="T24"><text:placeholder text:placeholder-type="text">&lt;(o.address_invoice_id.street  or '')&gt;</text:placeholder></text:span></text:span></text:p>
            <text:p text:style-name="Table_20_Contents"><text:span text:style-name="Strong_20_Emphasis"><text:span text:style-name="T23"><text:s text:c="3"/>Attn:</text:span></text:span><text:span text:style-name="Strong_20_Emphasis"><text:span text:style-name="T23"><text:placeholder text:placeholder-type="text">&lt;o.address_invoice_id.name or ''&gt;</text:placeholder></text:span></text:span><text:span text:style-name="Strong_20_Emphasis"><text:span text:style-name="T23"> Tel:</text:span></text:span><text:span text:style-name="Strong_20_Emphasis"><text:span text:style-name="T23"><text:placeholder text:placeholder-type="text">&lt;o.address_invoice_id.phone or ''&gt;</text:placeholder></text:span></text:span></text:p>
          </table:table-cell>
          <table:table-cell table:style-name="表格1.A1" office:value-type="string">
            <text:p text:style-name="Table_20_Heading"><text:span text:style-name="Strong_20_Emphasis"><text:span text:style-name="T22"><text:s text:c="4"/>Ship To</text:span></text:span></text:p>
            <text:p text:style-name="Table_20_Contents"><text:span text:style-name="Strong_20_Emphasis"><text:span text:style-name="T21"><text:s text:c="3"/></text:span></text:span><text:span text:style-name="Strong_20_Emphasis"><text:span text:style-name="T24"><text:placeholder text:placeholder-type="text">&lt;o.partner_id.name or ''&gt;</text:placeholder></text:span></text:span></text:p>
            <text:p text:style-name="Table_20_Contents"><text:span text:style-name="Strong_20_Emphasis"><text:span text:style-name="T23"><text:s text:c="3"/></text:span></text:span><text:span text:style-name="Strong_20_Emphasis"><text:span text:style-name="T23"><text:placeholder text:placeholder-type="text">&lt;o.address_contact_id.city or ''&gt;</text:placeholder></text:span></text:span><text:span text:style-name="Strong_20_Emphasis"><text:span text:style-name="T23"><text:placeholder text:placeholder-type="text">&lt;o.address_contact_id.street or ''&gt;</text:placeholder></text:span></text:span></text:p>
            <text:p text:style-name="Table_20_Contents"><text:span text:style-name="Strong_20_Emphasis"><text:span text:style-name="T23"><text:s text:c="3"/>Attn:</text:span></text:span><text:span text:style-name="Strong_20_Emphasis"><text:span text:style-name="T23"><text:placeholder text:placeholder-type="text">&lt;o.address_contact_id.name or ''&gt;</text:placeholder></text:span></text:span><text:span text:style-name="Strong_20_Emphasis"><text:span text:style-name="T23"> Tel:</text:span></text:span><text:span text:style-name="Strong_20_Emphasis"><text:span text:style-name="T23"><text:placeholder text:placeholder-type="text">&lt;o.address_contact_id.phone or ''&gt;</text:placeholder></text:span></text:span></text:p>
          </table:table-cell>
        </table:table-row>
      </table:table>
      <text:p text:style-name="Standard"/>
      <table:table table:name="line" table:style-name="line">
        <table:table-column table:style-name="line.A"/>
        <table:table-column table:style-name="line.B"/>
        <table:table-column table:style-name="line.C"/>
        <table:table-column table:style-name="line.D"/>
        <table:table-column table:style-name="line.E"/>
        <table:table-header-rows>
          <table:table-row table:style-name="line.1">
            <table:table-cell table:style-name="line.A1" office:value-type="string">
              <text:p text:style-name="P19"><text:span text:style-name="Strong_20_Emphasis"><text:span text:style-name="T30">Qty</text:span></text:span></text:p>
            </table:table-cell>
            <table:table-cell table:style-name="line.A1" office:value-type="string">
              <text:p text:style-name="P9"><text:span text:style-name="Strong_20_Emphasis"><text:span text:style-name="T31">Description</text:span></text:span></text:p>
            </table:table-cell>
            <table:table-cell table:style-name="line.A1" table:number-columns-spanned="2" office:value-type="string">
              <text:p text:style-name="P19"><text:span text:style-name="Strong_20_Emphasis"><text:span text:style-name="T30">Unit Amount</text:span></text:span></text:p>
            </table:table-cell>
            <table:covered-table-cell/>
            <table:table-cell table:style-name="line.E1" office:value-type="string">
              <text:p text:style-name="P9"><text:span text:style-name="Strong_20_Emphasis"><text:span text:style-name="T31">Net Amount</text:span></text:span></text:p>
            </table:table-cell>
          </table:table-row>
        </table:table-header-rows>
        <table:table-row table:style-name="line.2">
          <table:table-cell table:style-name="line.A2" table:number-columns-spanned="5" office:value-type="string">
            <text:p text:style-name="Standard"><text:span text:style-name="Strong_20_Emphasis"><text:span text:style-name="T7"><text:placeholder text:placeholder-type="text">&lt;for each="line in o.invoice_line"&gt;</text:placeholder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line.3">
          <table:table-cell table:style-name="line.A1" office:value-type="string">
            <text:p text:style-name="P20"><text:span text:style-name="Strong_20_Emphasis"><text:span text:style-name="T5"><text:placeholder text:placeholder-type="text">&lt;formatLang(line.quantity)&gt;</text:placeholder></text:span></text:span></text:p>
          </table:table-cell>
          <table:table-cell table:style-name="line.A1" office:value-type="string">
            <text:p text:style-name="Table_20_Contents"><text:span text:style-name="Strong_20_Emphasis"><text:span text:style-name="T4"><text:placeholder text:placeholder-type="text">&lt;line.name&gt;</text:placeholder></text:span></text:span></text:p>
          </table:table-cell>
          <table:table-cell table:style-name="line.C3" table:number-columns-spanned="2" office:value-type="float" office:value="0">
            <text:p text:style-name="P10"><text:span text:style-name="Strong_20_Emphasis"><text:span text:style-name="T5"><text:placeholder text:placeholder-type="text">&lt;formatLang(line.price_unit)&gt;</text:placeholder></text:span></text:span></text:p>
          </table:table-cell>
          <table:covered-table-cell/>
          <table:table-cell table:style-name="line.E3" office:value-type="float" office:value="0">
            <text:p text:style-name="P8"><text:span text:style-name="Strong_20_Emphasis"><text:span text:style-name="T4"><text:placeholder text:placeholder-type="text">&lt;formatLang(line.price_subtotal)&gt;</text:placeholder></text:span></text:span></text:p>
          </table:table-cell>
        </table:table-row>
        <table:table-row table:style-name="line.2">
          <table:table-cell table:style-name="line.A2" table:number-columns-spanned="5" office:value-type="string">
            <text:p text:style-name="Text_20_body"><text:span text:style-name="Strong_20_Emphasis"><text:span text:style-name="T7"><text:placeholder text:placeholder-type="text">&lt;/for&gt;</text:placeholder></text:span></text:span></text:p>
            <text:p text:style-name="Standard"><text:span text:style-name="Strong_20_Emphasis"><text:span text:style-name="T7"><text:placeholder text:placeholder-type="text">&lt;for each="ln in range(0,10-len( o.invoice_line))"&gt;</text:placeholder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line.2">
          <table:table-cell table:style-name="line.A5" office:value-type="string">
            <text:p text:style-name="Text_20_body"/>
          </table:table-cell>
          <table:table-cell table:style-name="line.A5" office:value-type="string">
            <text:p text:style-name="Text_20_body"/>
          </table:table-cell>
          <table:table-cell table:style-name="line.A5" table:number-columns-spanned="2" office:value-type="string">
            <text:p text:style-name="Text_20_body"/>
          </table:table-cell>
          <table:covered-table-cell/>
          <table:table-cell table:style-name="line.A2" office:value-type="string">
            <text:p text:style-name="Text_20_body"/>
          </table:table-cell>
        </table:table-row>
        <table:table-row table:style-name="line.2">
          <table:table-cell table:style-name="line.A2" table:number-columns-spanned="5" office:value-type="string">
            <text:p text:style-name="Text_20_body"><text:span text:style-name="Strong_20_Emphasis"><text:span text:style-name="T7"><text:placeholder text:placeholder-type="text">&lt;/for&gt;</text:placeholder></text:span>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line.2">
          <table:table-cell table:style-name="line.A5" table:number-rows-spanned="3" table:number-columns-spanned="2" office:value-type="string">
            <text:p text:style-name="P16"><text:span text:style-name="Strong_20_Emphasis"><text:span text:style-name="T26"/></text:span></text:p>
          </table:table-cell>
          <table:covered-table-cell/>
          <table:table-cell table:style-name="line.A1" office:value-type="string">
            <text:p text:style-name="P14">Subtotal</text:p>
          </table:table-cell>
          <table:table-cell table:style-name="line.D7" table:number-columns-spanned="2" office:value-type="float" office:value="0">
            <text:p text:style-name="P8"><text:span text:style-name="Strong_20_Emphasis"><text:span text:style-name="T16"><text:placeholder text:placeholder-type="text">&lt;o.currency_id and o.currency_id.name&gt;</text:placeholder></text:span></text:span><text:span text:style-name="Strong_20_Emphasis"><text:span text:style-name="T16"><text:placeholder text:placeholder-type="text">&lt;formatLang(o.amount_untaxed)&gt;</text:placeholder></text:span></text:span></text:p>
          </table:table-cell>
          <table:covered-table-cell/>
        </table:table-row>
        <table:table-row table:style-name="line.2">
          <table:covered-table-cell/>
          <table:covered-table-cell/>
          <table:table-cell table:style-name="line.A1" office:value-type="string">
            <text:p text:style-name="P13">Tax</text:p>
          </table:table-cell>
          <table:table-cell table:style-name="line.D7" table:number-columns-spanned="2" office:value-type="float" office:value="0">
            <text:p text:style-name="P8"><text:span text:style-name="Strong_20_Emphasis"><text:span text:style-name="T16"><text:placeholder text:placeholder-type="text">&lt;o.currency_id and o.currency_id.name&gt;</text:placeholder></text:span></text:span><text:span text:style-name="Strong_20_Emphasis"><text:span text:style-name="T16"><text:placeholder text:placeholder-type="text">&lt;formatLang(o.amount_tax)&gt;</text:placeholder></text:span></text:span></text:p>
          </table:table-cell>
          <table:covered-table-cell/>
        </table:table-row>
        <table:table-row table:style-name="line.2">
          <table:covered-table-cell/>
          <table:covered-table-cell/>
          <table:table-cell table:style-name="line.A1" office:value-type="string">
            <text:p text:style-name="P13">Total</text:p>
          </table:table-cell>
          <table:table-cell table:style-name="line.D7" table:number-columns-spanned="2" office:value-type="float" office:value="0">
            <text:p text:style-name="P8"><text:span text:style-name="Strong_20_Emphasis"><text:span text:style-name="T16"><text:placeholder text:placeholder-type="text">&lt;o.currency_id and o.currency_id.name&gt;</text:placeholder></text:span></text:span><text:span text:style-name="Strong_20_Emphasis"><text:span text:style-name="T16"><text:placeholder text:placeholder-type="text">&lt;formatLang(o.amount_total)&gt;</text:placeholder></text:span></text:span></text:p>
          </table:table-cell>
          <table:covered-table-cell/>
        </table:table-row>
      </table:table>
      <text:p text:style-name="Text_20_body"><text:span text:style-name="Strong_20_Emphasis"><text:span text:style-name="T34"><text:placeholder text:placeholder-type="text">&lt;/for&gt;</text:placeholder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文泉驿微米黑" svg:font-family="文泉驿微米黑" style:font-adornments="标准"/>
    <style:font-face style:name="Calibri" svg:font-family="Calibri" style:font-family-generic="swiss"/>
    <style:font-face style:name="宋体" svg:font-family="宋体" style:font-adornments="标准" style:font-pitch="variable"/>
    <style:font-face style:name="DejaVu Serif" svg:font-family="'DejaVu Serif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10" draw:display-name="Dash 10" draw:style="rect" draw:dots1="1" draw:dots1-length="2.007cm" draw:dots2="10" draw:distance="0.153cm"/>
    <draw:stroke-dash draw:name="Fine_20_Dashed_20__28_var_29_" draw:display-name="Fine Dashed (var)" draw:style="rect" draw:dots1="1" draw:dots1-length="198%" draw:distance="6%"/>
    <draw:stroke-dash draw:name="Line_20_with_20_Fine_20_Dots" draw:display-name="Line with Fine Dots" draw:style="rect" draw:dots1="1" draw:dots2="10" draw:distance="0.006cm"/>
    <draw:stroke-dash draw:name="Ultrafine_20_Dotted_20__28_var_29_" draw:display-name="Ultrafine Dotted (var)" draw:style="rect" draw:dots1="1" draw:distance="6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fo:font-size="12pt" style:font-name-asian="宋体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oot" style:family="table" style:master-page-name="">
      <style:table-properties style:width="17.595cm" fo:margin-left="0cm" fo:margin-right="-0.005cm" style:page-number="0" table:align="margins" style:may-break-between-rows="false"/>
    </style:style>
    <style:style style:name="foot.A" style:family="table-column">
      <style:table-column-properties style:column-width="9.34cm" style:rel-column-width="34787*"/>
    </style:style>
    <style:style style:name="foot.B" style:family="table-column">
      <style:table-column-properties style:column-width="8.255cm" style:rel-column-width="30748*"/>
    </style:style>
    <style:style style:name="foot.1" style:family="table-row">
      <style:table-row-properties style:min-row-height="0.688cm"/>
    </style:style>
    <style:style style:name="foot.A1" style:family="table-cell">
      <style:table-cell-properties fo:background-color="transparent" fo:padding="0.097cm" fo:border="none">
        <style:background-image/>
      </style:table-cell-properties>
    </style:style>
    <style:style style:name="foot.3" style:family="table-row">
      <style:table-row-properties style:min-row-height="1.393cm"/>
    </style:style>
    <style:style style:name="foot.4" style:family="table-row">
      <style:table-row-properties style:min-row-height="0.635cm"/>
    </style:style>
    <style:style style:name="foot.5" style:family="table-row">
      <style:table-row-properties style:min-row-height="0.623cm"/>
    </style:style>
    <style:style style:name="MP1" style:family="paragraph" style:parent-style-name="Standard">
      <style:paragraph-properties fo:text-align="start" style:justify-single-word="false"/>
    </style:style>
    <style:style style:name="M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4" style:family="paragraph">
      <style:paragraph-properties fo:text-align="center"/>
    </style:style>
    <style:style style:name="MP5" style:family="paragraph" style:parent-style-name="Text_20_body">
      <style:paragraph-properties fo:margin-top="0cm" fo:margin-bottom="0cm" fo:background-color="transparent" style:shadow="none" style:join-border="false">
        <style:tab-stops/>
        <style:background-image/>
      </style:paragraph-properties>
    </style:style>
    <style:style style:name="MP6" style:family="paragraph" style:parent-style-name="Table_20_Contents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</style:style>
    <style:style style:name="MP7" style:family="paragraph" style:parent-style-name="Table_20_Contents">
      <style:paragraph-properties fo:text-align="start" style:justify-single-word="false"/>
    </style:style>
    <style:style style:name="MP8" style:family="paragraph" style:parent-style-name="Text_20_body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</style:style>
    <style:style style:name="MP9" style:family="paragraph" style:parent-style-name="Table_20_Contents">
      <style:text-properties fo:font-size="7.5pt" style:font-size-asian="7.5pt" style:font-size-complex="7.5pt"/>
    </style:style>
    <style:style style:name="MP10" style:family="paragraph" style:parent-style-name="Footer">
      <style:text-properties fo:font-size="7.5pt" style:font-size-asian="7.5pt" style:font-size-complex="7.5pt"/>
    </style:style>
    <style:style style:name="MT1" style:family="text">
      <style:text-properties fo:font-size="15pt" style:font-size-asian="15pt" style:language-asian="zh" style:country-asian="CN" style:font-size-complex="15pt"/>
    </style:style>
    <style:style style:name="MT2" style:family="text">
      <style:text-properties fo:font-size="9pt" style:text-underline-style="solid" style:text-underline-width="auto" style:text-underline-color="font-color" fo:font-weight="bold" style:font-size-asian="9pt" style:language-asian="zh" style:country-asian="CN" style:font-weight-asian="bold" style:font-size-complex="9pt" style:font-weight-complex="bold"/>
    </style:style>
    <style:style style:name="MT3" style:family="text">
      <style:text-properties fo:font-size="9pt" style:text-underline-style="solid" style:text-underline-width="auto" style:text-underline-color="font-color" fo:font-weight="normal" style:font-size-asian="9pt" style:language-asian="zh" style:country-asian="CN" style:font-weight-asian="normal" style:font-size-complex="9pt" style:font-weight-complex="normal"/>
    </style:style>
    <style:style style:name="MT4" style:family="text">
      <style:text-properties style:font-name="Calibri1" fo:font-size="9pt" style:text-underline-style="none" fo:font-weight="bold" style:font-size-asian="9pt" style:language-asian="zh" style:country-asian="CN" style:font-weight-asian="bold" style:font-size-complex="9pt" style:font-weight-complex="bold"/>
    </style:style>
    <style:style style:name="MT5" style:family="text">
      <style:text-properties style:font-name="Calibri1" fo:font-size="9pt" style:text-underline-style="none" fo:font-weight="normal" style:font-size-asian="9pt" style:language-asian="zh" style:country-asian="CN" style:font-weight-asian="normal" style:font-size-complex="9pt" style:font-weight-complex="normal"/>
    </style:style>
    <style:style style:name="MT6" style:family="text">
      <style:text-properties fo:font-weight="normal" style:language-asian="zh" style:country-asian="CN" style:font-weight-asian="normal" style:font-weight-complex="normal"/>
    </style:style>
    <style:style style:name="MT7" style:family="text">
      <style:text-properties fo:font-size="9pt" fo:font-weight="normal" style:font-size-asian="9pt" style:language-asian="zh" style:country-asian="CN" style:font-weight-asian="normal" style:font-size-complex="9pt" style:font-weight-complex="normal"/>
    </style:style>
    <style:style style:name="MT8" style:family="text">
      <style:text-properties style:font-name="Calibri" fo:font-size="9pt" fo:font-weight="normal" style:font-name-asian="Calibri" style:font-size-asian="9pt" style:language-asian="zh" style:country-asian="CN" style:font-weight-asian="normal" style:font-name-complex="Calibri" style:font-size-complex="9pt" style:font-weight-complex="normal"/>
    </style:style>
    <style:style style:name="MT9" style:family="text">
      <style:text-properties style:font-name="Calibri1" fo:font-size="9pt" fo:font-weight="normal" style:font-size-asian="9pt" style:language-asian="zh" style:country-asian="CN" style:font-weight-asian="normal" style:font-size-complex="9pt" style:font-weight-complex="normal"/>
    </style:style>
    <style:style style:name="MT10" style:family="text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MT11" style:family="text">
      <style:text-properties fo:font-size="5pt" fo:font-weight="normal" style:font-size-asian="4.34999990463257pt" style:language-asian="zh" style:country-asian="CN" style:font-weight-asian="normal" style:font-size-complex="5pt" style:font-weight-complex="normal"/>
    </style:style>
    <style:style style:name="MT12" style:family="text">
      <style:text-properties fo:font-size="9pt" style:font-size-asian="9pt" style:language-asian="zh" style:country-asian="CN" style:font-size-complex="9pt"/>
    </style:style>
    <style:style style:name="MT13" style:family="text">
      <style:text-properties style:font-name="Calibri" fo:font-size="10pt" fo:font-weight="bold" style:font-name-asian="Calibri" style:font-size-asian="10pt" style:language-asian="zh" style:country-asian="CN" style:font-weight-asian="bold" style:font-name-complex="Calibri" style:font-size-complex="10pt" style:font-weight-complex="bold"/>
    </style:style>
    <style:style style:name="MT14" style:family="text">
      <style:text-properties style:font-name="Calibri1" fo:font-size="9pt" fo:font-weight="bold" style:font-size-asian="9pt" style:language-asian="zh" style:country-asian="CN" style:font-weight-asian="bold" style:font-size-complex="9pt" style:font-weight-complex="bold"/>
    </style:style>
    <style:style style:name="MT15" style:family="text">
      <style:text-properties style:font-name="Calibri" fo:font-size="9pt" style:font-name-asian="Calibri" style:font-size-asian="9pt" style:font-name-complex="Calibri" style:font-size-complex="9pt"/>
    </style:style>
    <style:style style:name="MT16" style:family="text">
      <style:text-properties style:font-name="Calibri" fo:font-size="10pt" style:font-name-asian="Calibri" style:font-size-asian="10pt" style:language-asian="zh" style:country-asian="CN" style:font-name-complex="Calibri" style:font-size-complex="10pt"/>
    </style:style>
    <style:style style:name="Mfr1" style:family="graphic" style:parent-style-name="Graphics">
      <style:graphic-properties style:protect="conten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draw:stroke-dash="Line_20_with_20_Fine_20_Dots" svg:stroke-width="0.101cm" svg:stroke-color="#00008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dash" draw:stroke-dash="Fine_20_Dashed_20__28_var_29_" svg:stroke-width="0.049cm" draw:marker-start-width="0.42cm" draw:marker-end-width="0.4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图形1" text:anchor-type="paragraph" svg:x="0.041cm" svg:y="0.138cm" svg:width="9.41cm" svg:height="1.041cm" draw:z-index="6"><draw:image xlink:href="Pictures/100000000000031600000057FA1D1898.jpg" xlink:type="simple" xlink:show="embed" xlink:actuate="onLoad"/></draw:frame><text:span text:style-name="Strong_20_Emphasis"><text:span text:style-name="MT1"> </text:span></text:span></text:p>
        <text:p text:style-name="Standard"><text:span text:style-name="Strong_20_Emphasis"><text:span text:style-name="MT2"/></text:span></text:p>
        <text:p text:style-name="MP1"><text:span text:style-name="Strong_20_Emphasis"><text:span text:style-name="MT3"/></text:span></text:p>
        <text:p text:style-name="MP2"><text:span text:style-name="Strong_20_Emphasis"><text:span text:style-name="MT4"><text:placeholder text:placeholder-type="text">&lt;company.name&gt;</text:placeholder></text:span></text:span><text:span text:style-name="Strong_20_Emphasis"><text:span text:style-name="MT4"><text:tab/><text:tab/><text:tab/><text:tab/><text:tab/><text:tab/><text:tab/><text:tab/><text:tab/><text:tab/> <text:s text:c="4"/></text:span></text:span><text:span text:style-name="Strong_20_Emphasis"><text:span text:style-name="MT5"><text:s/></text:span></text:span></text:p>
        <text:p text:style-name="MP2"><text:span text:style-name="Strong_20_Emphasis"><text:span text:style-name="MT5"><text:placeholder text:placeholder-type="text">&lt;company.partner_id.address[0].street&gt;</text:placeholder></text:span></text:span><text:span text:style-name="Strong_20_Emphasis"><text:span text:style-name="MT5"><text:tab/><text:tab/><text:tab/><text:tab/><text:tab/><text:tab/><text:tab/> <text:s text:c="6"/></text:span></text:span></text:p>
        <text:p text:style-name="MP2"><text:span text:style-name="Strong_20_Emphasis"><text:span text:style-name="MT5"><text:placeholder text:placeholder-type="text">&lt;company.partner_id.address[0].street2 or ''&gt;</text:placeholder></text:span></text:span><text:span text:style-name="Strong_20_Emphasis"><text:span text:style-name="MT5">,</text:span></text:span><text:span text:style-name="Strong_20_Emphasis"><text:span text:style-name="MT5"><text:placeholder text:placeholder-type="text">&lt;company.partner_id.address[0].city or ''&gt;</text:placeholder></text:span></text:span><text:span text:style-name="Strong_20_Emphasis"><text:span text:style-name="MT5">,</text:span></text:span><text:span text:style-name="Strong_20_Emphasis"><text:span text:style-name="MT5"><text:placeholder text:placeholder-type="text">&lt;company.partner_id.address[0].country_id.name or ''&gt;</text:placeholder></text:span></text:span></text:p>
        <text:p text:style-name="MP2"><text:span text:style-name="Strong_20_Emphasis"><text:span text:style-name="MT5">Phone # <text:s text:c="3"/></text:span></text:span><text:span text:style-name="Strong_20_Emphasis"><text:span text:style-name="MT5"><text:placeholder text:placeholder-type="text">&lt;company.partner_id.address[0].phone or ''&gt;</text:placeholder></text:span></text:span><text:span text:style-name="Strong_20_Emphasis"><text:span text:style-name="MT5"> <text:s text:c="3"/>Fax # <text:s text:c="3"/></text:span></text:span><text:span text:style-name="Strong_20_Emphasis"><text:span text:style-name="MT5"><text:placeholder text:placeholder-type="text">&lt;company.partner_id.address[0].fax or ''&gt;</text:placeholder></text:span></text:span></text:p>
        <text:p text:style-name="MP3"><draw:line text:anchor-type="paragraph" draw:z-index="2" draw:style-name="Mgr1" draw:text-style-name="MP4" svg:x1="0.031cm" svg:y1="0.114cm" svg:x2="17.605cm" svg:y2="0.114cm"><text:p/></draw:line><draw:line text:anchor-type="paragraph" draw:z-index="4" draw:style-name="Mgr1" draw:text-style-name="MP4" svg:x1="0.03cm" svg:y1="0.389cm" svg:x2="17.6cm" svg:y2="0.349cm"><text:p/></draw:line><text:span text:style-name="Strong_20_Emphasis"><text:span text:style-name="MT6"/></text:span></text:p>
      </style:header>
      <style:footer>
        <table:table table:name="foot" table:style-name="foot">
          <table:table-column table:style-name="foot.A"/>
          <table:table-column table:style-name="foot.B"/>
          <table:table-row table:style-name="foot.1">
            <table:table-cell table:style-name="foot.A1" office:value-type="string">
              <text:p text:style-name="MP5"><text:span text:style-name="Strong_20_Emphasis"><text:span text:style-name="MT7">The Exchange Rate for US Dollar is 1USD=7.8HKD</text:span></text:span></text:p>
            </table:table-cell>
            <table:table-cell table:style-name="foot.A1" office:value-type="string">
              <text:p text:style-name="Table_20_Contents"/>
            </table:table-cell>
          </table:table-row>
          <table:table-row>
            <table:table-cell table:style-name="foot.A1" office:value-type="string">
              <text:p text:style-name="MP5"><text:span text:style-name="Strong_20_Emphasis"><text:span text:style-name="MT8">Please Remit To:</text:span></text:span></text:p>
              <text:p text:style-name="MP5"><text:span text:style-name="Strong_20_Emphasis"><text:span text:style-name="MT9">Beneficiary Account Name:</text:span></text:span></text:p>
              <text:p text:style-name="MP6"><text:span text:style-name="Strong_20_Emphasis"><text:span text:style-name="MT9"><text:placeholder text:placeholder-type="text">&lt;company.name&gt;</text:placeholder></text:span></text:span></text:p>
            </table:table-cell>
            <table:table-cell table:style-name="foot.A1" office:value-type="string">
              <text:p text:style-name="Table_20_Contents"/>
            </table:table-cell>
          </table:table-row>
          <table:table-row table:style-name="foot.3">
            <table:table-cell table:style-name="foot.A1" office:value-type="string">
              <text:p text:style-name="MP7"><text:span text:style-name="Strong_20_Emphasis"><text:span text:style-name="MT10"><text:placeholder text:placeholder-type="text">&lt;for each="ba in bank_accounts"&gt;</text:placeholder></text:span></text:span></text:p>
              <text:p text:style-name="MP6"><text:span text:style-name="Strong_20_Emphasis"><text:span text:style-name="MT7"><text:placeholder text:placeholder-type="text">&lt;ba[0]&gt;</text:placeholder></text:span></text:span></text:p>
              <text:p text:style-name="MP6"><text:span text:style-name="Strong_20_Emphasis"><text:span text:style-name="MT8">Swift Code/BIC:</text:span></text:span><text:span text:style-name="Strong_20_Emphasis"><text:span text:style-name="MT8"> </text:span></text:span><text:span text:style-name="Strong_20_Emphasis"><text:span text:style-name="MT7"><text:placeholder text:placeholder-type="text">&lt;ba[1]&gt;</text:placeholder></text:span></text:span><text:span text:style-name="Strong_20_Emphasis"><text:span text:style-name="MT7">,</text:span></text:span></text:p>
              <text:p text:style-name="MP6"><text:span text:style-name="Strong_20_Emphasis"><text:span text:style-name="MT8">Account Number : </text:span></text:span><text:span text:style-name="Strong_20_Emphasis"><text:span text:style-name="MT7"><text:placeholder text:placeholder-type="text">&lt;ba[2]&gt;</text:placeholder></text:span></text:span><text:span text:style-name="Strong_20_Emphasis"><text:span text:style-name="MT7"> </text:span></text:span><text:span text:style-name="Strong_20_Emphasis"><text:span text:style-name="MT7"><text:placeholder text:placeholder-type="text">&lt;ba[3]&gt;</text:placeholder></text:span></text:span></text:p>
              <text:p text:style-name="MP6"><text:span text:style-name="Strong_20_Emphasis"><text:span text:style-name="MT7"><text:placeholder text:placeholder-type="text">&lt;ba[4]&gt;</text:placeholder></text:span></text:span><text:span text:style-name="Strong_20_Emphasis"><text:span text:style-name="MT7">,</text:span></text:span><text:span text:style-name="Strong_20_Emphasis"><text:span text:style-name="MT7"><text:placeholder text:placeholder-type="text">&lt;ba[5]&gt;</text:placeholder></text:span></text:span></text:p>
              <text:p text:style-name="MP6"><text:span text:style-name="Strong_20_Emphasis"><text:span text:style-name="MT11"/></text:span></text:p>
              <text:p text:style-name="MP5"><text:span text:style-name="Strong_20_Emphasis"><text:span text:style-name="MT12"><text:placeholder text:placeholder-type="text">&lt;/for&gt;</text:placeholder></text:span></text:span><text:span text:style-name="Strong_20_Emphasis"><text:span text:style-name="MT7"><text:tab/></text:span></text:span></text:p>
            </table:table-cell>
            <table:table-cell table:style-name="foot.A1" office:value-type="string">
              <text:p text:style-name="Table_20_Contents"><text:span text:style-name="Strong_20_Emphasis"><text:span text:style-name="MT13">For and on behalf of</text:span></text:span></text:p>
              <text:p text:style-name="Table_20_Contents"/>
              <text:p text:style-name="Table_20_Contents"/>
              <text:p text:style-name="Table_20_Contents"/>
            </table:table-cell>
          </table:table-row>
          <table:table-row table:style-name="foot.4">
            <table:table-cell table:style-name="foot.A1" office:value-type="string">
              <text:p text:style-name="MP5"><text:span text:style-name="Strong_20_Emphasis"><text:span text:style-name="MT8">By cheque: Please make crossed cheque payable to</text:span></text:span></text:p>
              <text:p text:style-name="MP8"><text:span text:style-name="Strong_20_Emphasis"><text:span text:style-name="MT14"><text:placeholder text:placeholder-type="text">&lt;company.name&gt;</text:placeholder></text:span></text:span></text:p>
            </table:table-cell>
            <table:table-cell table:style-name="foot.A1" office:value-type="string">
              <text:p text:style-name="MP7"><text:span text:style-name="Strong_20_Emphasis"><text:span text:style-name="MT10"/></text:span></text:p>
              <text:p text:style-name="MP7"><draw:line text:anchor-type="paragraph" draw:z-index="8" draw:style-name="Mgr2" draw:text-style-name="MP4" svg:x1="-0.046cm" svg:y1="-0.348cm" svg:x2="7.892cm" svg:y2="-0.374cm"><text:p text:style-name="MP4"/><text:p text:style-name="MP4"/><text:p text:style-name="MP4"/></draw:line><text:span text:style-name="Strong_20_Emphasis"><text:span text:style-name="MT9"><text:placeholder text:placeholder-type="text">&lt;company.name&gt;</text:placeholder></text:span></text:span></text:p>
            </table:table-cell>
          </table:table-row>
          <table:table-row table:style-name="foot.5">
            <table:table-cell table:style-name="foot.A1" table:number-columns-spanned="2" office:value-type="string">
              <text:p text:style-name="Table_20_Contents"><text:span text:style-name="MT15">Remarks: <text:s/></text:span><text:tab/><text:tab/><text:tab/><text:tab/> <text:s text:c="29"/><text:span text:style-name="Strong_20_Emphasis"><text:span text:style-name="MT16">Page <text:s/></text:span></text:span><text:span text:style-name="Strong_20_Emphasis"><text:span text:style-name="MT16"><text:page-number text:select-page="current">2</text:page-number></text:span></text:span> <text:s/></text:p>
              <text:p text:style-name="MP9">1) The invoice amount is considered true and correct if no formal disputes are received within 14 days from the date of invoice date<text:line-break/>2) Master Concept retends the title of products until full payment has been made<text:line-break/>3) Master Concept reserve the right to charge interest of 2% per month for those invoices not paid within the agreed credit period from date of invoice.</text:p>
              <text:p text:style-name="MP9">4) Overseas Bank Draft is not accepted.</text:p>
            </table:table-cell>
            <table:covered-table-cell/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penERP </meta:initial-creator>
    <meta:creation-date>2011-06-17T19:07:04</meta:creation-date>
    <dc:date>2011-10-31T13:13:34.48</dc:date>
    <meta:editing-duration>PT62H31M21S</meta:editing-duration>
    <meta:editing-cycles>119</meta:editing-cycles>
    <meta:generator>OpenOffice.org/3.2$Win32 OpenOffice.org_project/320m18$Build-9502</meta:generator>
    <meta:document-statistic meta:table-count="4" meta:image-count="1" meta:object-count="0" meta:page-count="2" meta:paragraph-count="61" meta:word-count="235" meta:character-count="2143"/>
  </office:meta>
</office:document-meta>
</file>